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paragraph-rsid="001061e8"/>
    </style:style>
    <style:style style:name="P7" style:family="paragraph" style:parent-style-name="Text_20_body">
      <style:text-properties fo:font-weight="bold" officeooo:rsid="001061e8" officeooo:paragraph-rsid="001061e8" style:font-weight-asian="bold" style:font-weight-complex="bold"/>
    </style:style>
    <style:style style:name="T1" style:family="text">
      <style:text-properties officeooo:rsid="001061e8"/>
    </style:style>
    <style:style style:name="T2" style:family="text">
      <style:text-properties fo:font-weight="normal" officeooo:rsid="001061e8" style:font-weight-asian="normal" style:font-weight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Curriculum Vitae</text:span></text:p>
      <text:p text:style-name="P6"><text:s/><text:span text:style-name="Strong_20_Emphasis"><text:span text:style-name="T2">Name: kennedy njuguna </text:span></text:span>Phone: 0748470008 Email: njugunako77@gmail.com Nationality: Kenyan</text:p>
      <text:h text:style-name="Heading_20_3" text:outline-level="3"><text:span text:style-name="Strong_20_Emphasis">Personal Profile</text:span></text:h>
      <text:p text:style-name="Text_20_body">A dedicated and enthusiastic individual with experience in website design and coding. Passionate about technology, innovation, and continuous learning.</text:p>
      <text:h text:style-name="Heading_20_3" text:outline-level="3"><text:span text:style-name="Strong_20_Emphasis">Education Background</text:span></text:h>
      <text:p text:style-name="Text_20_body"><text:span text:style-name="Strong_20_Emphasis">Karatina University</text:span> (Present) Currently pursuing higher education.</text:p>
      <text:p text:style-name="Text_20_body"><text:span text:style-name="Strong_20_Emphasis">Kigumo Bendera High School</text:span> (2019 – 2022)</text:p>
      <text:list text:style-name="L1">
        <text:list-item>
          <text:p text:style-name="P1">KCSE Grade: B-</text:p>
        </text:list-item>
      </text:list>
      <text:p text:style-name="Text_20_body"><text:span text:style-name="Strong_20_Emphasis">Williams Junior Academy</text:span> (2011 – 2018)</text:p>
      <text:list text:style-name="L2">
        <text:list-item>
          <text:p text:style-name="P2">KCPE Score: 318 Marks</text:p>
        </text:list-item>
      </text:list>
      <text:h text:style-name="Heading_20_3" text:outline-level="3"><text:span text:style-name="Strong_20_Emphasis">Work Experience</text:span></text:h>
      <text:p text:style-name="Text_20_body"><text:span text:style-name="Strong_20_Emphasis">Website Design &amp; Coding</text:span> (1 Year)</text:p>
      <text:list text:style-name="L3">
        <text:list-item>
          <text:p text:style-name="P3">Developed and maintained websites.</text:p>
        </text:list-item>
        <text:list-item>
          <text:p text:style-name="P3">Implemented coding techniques to enhance website functionality.</text:p>
        </text:list-item>
        <text:list-item>
          <text:p text:style-name="P3">Gained experience in front-end and back-end development.</text:p>
        </text:list-item>
      </text:list>
      <text:h text:style-name="Heading_20_3" text:outline-level="3"><text:span text:style-name="Strong_20_Emphasis">Skills</text:span></text:h>
      <text:list text:style-name="L4">
        <text:list-item>
          <text:p text:style-name="P4">Website Design</text:p>
        </text:list-item>
        <text:list-item>
          <text:p text:style-name="P4">Coding (HTML, CSS, JavaScript, etc.)</text:p>
        </text:list-item>
        <text:list-item>
          <text:p text:style-name="P4">Problem Solving</text:p>
        </text:list-item>
        <text:list-item>
          <text:p text:style-name="P4">Attention to Detail</text:p>
        </text:list-item>
      </text:list>
      <text:h text:style-name="Heading_20_3" text:outline-level="3"><text:span text:style-name="Strong_20_Emphasis">Hobbies &amp; Interests</text:span></text:h>
      <text:list text:style-name="L5">
        <text:list-item>
          <text:p text:style-name="P5">Riding</text:p>
        </text:list-item>
        <text:list-item>
          <text:p text:style-name="P5">Online Gaming</text:p>
        </text:list-item>
      </text:list>
      <text:h text:style-name="Heading_20_3" text:outline-level="3"><text:span text:style-name="Strong_20_Emphasis">Referees</text:span></text:h>
      <text:p text:style-name="Text_20_body"><text:span text:style-name="Strong_20_Emphasis">Robert Muchina</text:span> Principal, Kigumo Bendera High School Phone: 0714644811 P.O. Box 10-10200, Nairobi</text:p>
      <text:p text:style-name="Text_20_body"><text:span text:style-name="Strong_20_Emphasis">Madam Magret Waithira</text:span> Director, Williams Junior Academy Phone: 0710920861 P.O. Box 105, Kenol</text:p>
      <text:p text:style-name="P7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3:39:50.142431295</meta:creation-date>
    <dc:date>2025-04-10T23:45:04.180408677</dc:date>
    <meta:editing-duration>PT5M25S</meta:editing-duration>
    <meta:editing-cycles>1</meta:editing-cycles>
    <meta:document-statistic meta:table-count="0" meta:image-count="0" meta:object-count="0" meta:page-count="2" meta:paragraph-count="26" meta:word-count="142" meta:character-count="1007" meta:non-whitespace-character-count="899"/>
    <meta:generator>LibreOffice/24.2.7.2$Linux_X86_64 LibreOffice_project/420$Build-2</meta:generator>
  </office:meta>
</office:document-meta>
</file>